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paragraph-rsid="0014baa4"/>
    </style:style>
    <style:style style:name="P2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font-weight="bold" officeooo:paragraph-rsid="0014baa4" style:font-weight-asian="bold" style:font-weight-complex="bold"/>
    </style:style>
    <style:style style:name="P3" style:family="paragraph" style:parent-style-name="Text_20_body" style:list-style-name="L1">
      <style:paragraph-properties fo:text-align="justify" style:justify-single-word="false"/>
      <style:text-properties fo:font-weight="bold" officeooo:paragraph-rsid="0014baa4" style:font-weight-asian="bold" style:font-weight-complex="bold"/>
    </style:style>
    <style:style style:name="P4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font-weight="bold" officeooo:paragraph-rsid="0014baa4" style:font-weight-asian="bold" style:font-weight-complex="bold"/>
    </style:style>
    <style:style style:name="P5" style:family="paragraph" style:parent-style-name="Text_20_body" style:list-style-name="L2">
      <style:paragraph-properties fo:text-align="justify" style:justify-single-word="false"/>
      <style:text-properties fo:font-weight="bold" officeooo:paragraph-rsid="0014baa4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Contesta los siguientes apartados</text:h>
      <text:section text:style-name="Sect1" text:name="contesta-los-siguientes-apartados">
        <text:list text:style-name="L1">
          <text:list-item>
            <text:p text:style-name="P2">Explica brevemente los antecedentes de las BD actuales. </text:p>
          </text:list-item>
          <text:list-item>
            <text:p text:style-name="P3">Enumera y explica brevemente los inconvenientes que presentan los antiguos sistemas de Archivos o de Ficheros. </text:p>
          </text:list-item>
        </text:list>
      </text:section>
      <text:section text:style-name="Sect1" text:name="que-significa-que-los-datos-de-una-bd-tienen-un-significado-implicito-por-tres-ejemplos-diferentes-de-los-expuesto-en-el-tema-que-ilustren-tu-explicacion">
        <text:h text:style-name="P1" text:outline-level="3">2. ¿Qué significa que los datos de una BD tienen un significado implícito? Por tres ejemplos, diferentes de los expuesto en el tema, que ilustren tu explicación.</text:h>
      </text:section>
      <text:section text:style-name="Sect1" text:name="definir-que-es-un-sgbd">
        <text:h text:style-name="P1" text:outline-level="3">3. Definir que es un SGBD</text:h>
      </text:section>
      <text:section text:style-name="Sect1" text:name="indica-las-principales-principales-ventajas-de-las-bd-frente-a-los-antiguos-sistemas-de-ficheros">
        <text:h text:style-name="P1" text:outline-level="3">4. Indica las principales principales ventajas de las BD frente a los antiguos sistemas de ficheros.</text:h>
      </text:section>
      <text:section text:style-name="Sect1" text:name="nombre-los-distintos-tipos-de-bases-de-datos-que-existen-segun-el-modelo-que-siguen">
        <text:h text:style-name="P1" text:outline-level="3">5. Nombre los distintos tipos de bases de datos que existen según el modelo que siguen</text:h>
      </text:section>
      <text:section text:style-name="Sect1" text:name="que-son-las-vistas-para-que-se-utilizan-busca-informacion-en-internet-para-completar-tu-respuesta-en-que-se-diferencia-de-una-consulta">
        <text:h text:style-name="P1" text:outline-level="3">6. ¿Qué son las vistas? ¿Para qué se utilizan?. Busca información en Internet para completar tu respuesta. ¿En qué se diferencia de una consulta?</text:h>
      </text:section>
      <text:section text:style-name="Sect1" text:name="describe-el-significado-de-las-siguientes-siglas-ddl-dml-y-dcl-explica-la-utilidad-de-cada-una">
        <text:h text:style-name="P1" text:outline-level="3">7. Describe el significado de las siguientes siglas: DDL, DML y DCL. Explica la utilidad de cada una.</text:h>
      </text:section>
      <text:section text:style-name="Sect1" text:name="que-es-un-script-o-guion">
        <text:h text:style-name="P1" text:outline-level="3">8. ¿Qué es un script o guión?</text:h>
      </text:section>
      <text:section text:style-name="Sect1" text:name="define-los-siguientes-conceptos">
        <text:h text:style-name="P1" text:outline-level="3">9. Define los siguientes conceptos:</text:h>
        <text:list text:style-name="L2">
          <text:list-item>
            <text:p text:style-name="P4">Dato </text:p>
          </text:list-item>
          <text:list-item>
            <text:p text:style-name="P4">Tipo de Dato </text:p>
          </text:list-item>
          <text:list-item>
            <text:p text:style-name="P4">Campo </text:p>
          </text:list-item>
          <text:list-item>
            <text:p text:style-name="P4">Registro </text:p>
          </text:list-item>
          <text:list-item>
            <text:p text:style-name="P4">Tabla </text:p>
          </text:list-item>
          <text:list-item>
            <text:p text:style-name="P4">Relación </text:p>
          </text:list-item>
          <text:list-item>
            <text:p text:style-name="P4">Consulta </text:p>
          </text:list-item>
          <text:list-item>
            <text:p text:style-name="P5">Procedimiento </text:p>
          </text:list-item>
        </text:list>
      </text:section>
      <text:section text:style-name="Sect1" text:name="que-es-el-diccionario-de-datos">
        <text:h text:style-name="P1" text:outline-level="3">10. ¿Qué es el diccionario de datos?</text:h>
      </text:section>
      <text:h text:style-name="P1" text:outline-level="3">11. ¿Qué quiere decir que una base de datos permita la concurrencia?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3T11:45:02.609254430</meta:creation-date>
    <dc:date>2021-09-23T11:45:44.819081443</dc:date>
    <meta:editing-duration>PT42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1" meta:word-count="187" meta:character-count="1080" meta:non-whitespace-character-count="914"/>
  </office:meta>
</office:document-meta>
</file>